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68b" officeooo:paragraph-rsid="000e86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4:38:39.035679713</meta:creation-date>
    <dc:date>2015-10-23T14:52:08.919911888</dc:date>
    <meta:editing-duration>PT13M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